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50515102709678947" text:style-name="Outline">
        <text:list-item>
          <text:h text:style-name="P3" text:outline-level="1">Bottom sheets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3-3-2019</text:p>
      <text:p text:style-name="Standard"/>
      <text:p text:style-name="P1">Programa:<text:tab/><text:a xlink:type="simple" xlink:href="https://flutterdoc.com/bottom-sheets-in-flutter-ec05c90453e7" text:style-name="Internet_20_link" text:visited-style-name="Visited_20_Internet_20_Link">bottom sheets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3-03T11:31:14</meta:creation-date>
    <meta:editing-duration>PT1M51S</meta:editing-duration>
    <meta:generator>OpenOffice/4.1.6$Unix OpenOffice.org_project/416m1$Build-9790</meta:generator>
    <meta:initial-creator>Máximo Meza</meta:initial-creator>
    <dc:date>2019-03-03T11:33:03</dc:date>
    <dc:creator>Máximo Meza</dc:creator>
    <meta:document-statistic meta:table-count="0" meta:image-count="0" meta:object-count="0" meta:page-count="2" meta:paragraph-count="9" meta:word-count="18" meta:character-count="1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